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566d9e"/>
    </style:style>
    <style:style style:name="P6" style:family="paragraph" style:parent-style-name="paragraph">
      <style:text-properties officeooo:rsid="00337676" officeooo:paragraph-rsid="005ac0d7"/>
    </style:style>
    <style:style style:name="P7" style:family="paragraph" style:parent-style-name="paragraph">
      <style:text-properties officeooo:rsid="003c42e0" officeooo:paragraph-rsid="003c42e0"/>
    </style:style>
    <style:style style:name="P8" style:family="paragraph" style:parent-style-name="paragraph">
      <style:text-properties officeooo:paragraph-rsid="0067fdfa"/>
    </style:style>
    <style:style style:name="P9" style:family="paragraph" style:parent-style-name="paragraph">
      <style:text-properties officeooo:rsid="0067fdfa"/>
    </style:style>
    <style:style style:name="P10" style:family="paragraph" style:parent-style-name="paragraph">
      <style:text-properties officeooo:rsid="0067fdfa" officeooo:paragraph-rsid="0067fdfa"/>
    </style:style>
    <style:style style:name="P11" style:family="paragraph" style:parent-style-name="paragraph">
      <style:text-properties officeooo:paragraph-rsid="006932f4"/>
    </style:style>
    <style:style style:name="P12" style:family="paragraph" style:parent-style-name="paragraph">
      <style:text-properties officeooo:paragraph-rsid="006a68d4"/>
    </style:style>
    <style:style style:name="P13" style:family="paragraph" style:parent-style-name="paragraph">
      <style:text-properties officeooo:paragraph-rsid="006e60f3"/>
    </style:style>
    <style:style style:name="P14" style:family="paragraph" style:parent-style-name="paragraph">
      <style:text-properties officeooo:paragraph-rsid="00704cb7"/>
    </style:style>
    <style:style style:name="P15" style:family="paragraph" style:parent-style-name="paragraph">
      <style:text-properties officeooo:paragraph-rsid="00707f84"/>
    </style:style>
    <style:style style:name="P16" style:family="paragraph" style:parent-style-name="paragraph">
      <style:text-properties officeooo:paragraph-rsid="0071a4d7"/>
    </style:style>
    <style:style style:name="P17" style:family="paragraph" style:parent-style-name="paragraph">
      <style:text-properties officeooo:paragraph-rsid="00730213"/>
    </style:style>
    <style:style style:name="P18" style:family="paragraph" style:parent-style-name="paragraph">
      <style:text-properties officeooo:paragraph-rsid="0073aa27"/>
    </style:style>
    <style:style style:name="P19" style:family="paragraph" style:parent-style-name="paragraph">
      <style:text-properties officeooo:rsid="0073aa27" officeooo:paragraph-rsid="0073aa27"/>
    </style:style>
    <style:style style:name="P20" style:family="paragraph" style:parent-style-name="paragraph">
      <style:text-properties officeooo:rsid="007483f8" officeooo:paragraph-rsid="007483f8"/>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5bfaa1"/>
    </style:style>
    <style:style style:name="T6" style:family="text">
      <style:text-properties officeooo:rsid="005f368c"/>
    </style:style>
    <style:style style:name="T7" style:family="text">
      <style:text-properties officeooo:rsid="0067fdfa"/>
    </style:style>
    <style:style style:name="T8" style:family="text">
      <style:text-properties officeooo:rsid="006932f4"/>
    </style:style>
    <style:style style:name="T9" style:family="text">
      <style:text-properties officeooo:rsid="006a68d4"/>
    </style:style>
    <style:style style:name="T10" style:family="text">
      <style:text-properties officeooo:rsid="006c65fc"/>
    </style:style>
    <style:style style:name="T11" style:family="text">
      <style:text-properties officeooo:rsid="006e60f3"/>
    </style:style>
    <style:style style:name="T12" style:family="text">
      <style:text-properties officeooo:rsid="00704cb7"/>
    </style:style>
    <style:style style:name="T13" style:family="text">
      <style:text-properties officeooo:rsid="00707f84"/>
    </style:style>
    <style:style style:name="T14" style:family="text">
      <style:text-properties officeooo:rsid="0071a4d7"/>
    </style:style>
    <style:style style:name="T15" style:family="text">
      <style:text-properties officeooo:rsid="00730213"/>
    </style:style>
    <style:style style:name="T16" style:family="text">
      <style:text-properties officeooo:rsid="0073aa27"/>
    </style:style>
    <style:style style:name="T17" style:family="text">
      <style:text-properties officeooo:rsid="007483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text:span><text:soft-page-break/><text:span text:style-name="T1">Automatisierungssoftware lediglich die Methodik zur Verfügung stellt, um von einer definierten Eingabe zur gewünschten Ausgabe zu gelangen, womit der Prozess beliebig oft auf dieselben oder </text:span><text:span text:style-name="T1">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7">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oft-page-break/><text:span text:style-name="T1">Die entwickelte Software besteht sowohl aus </text:span><text:span text:style-name="keyword"><text:span text:style-name="T1">Online- als auch Offline</text:span></text:span><text:span text:style-name="T8">-Teilen.</text:span> D<text:span text:style-name="T1">ie Ausführbarkeit der Programme auf dem lokalen Rechner ist wichtig, um die Hoheit über die eigene </text:span><text:span text:style-name="T1">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5"><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pan text:style-name="T3">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6"><text:span text:style-name="T4">Eine </text:span><text:span text:style-name="keyword"><text:span text:style-name="T4">Diskriminierung</text:span></text:span><text:span text:style-name="T4"> findet nicht statt. Inhaltliche, personelle, qualitative (nutzungsrechtliche und technische Anforderungen ausgenommen), qua</text:span><text:span text:style-name="T5">ntitative</text:span><text:span text:style-name="T4">, </text:span><text:span text:style-name="T6">gestalterische, </text:span><text:span text:style-name="T4">strategische und kommerzielle Präferenzen werden nicht besonders berücksichtigt, sondern sind den handelnden Personen eigenverantwortlich anheim gestellt.</text:span></text:p>
      <text:p text:style-name="chapter_5f_heading">Installationsanweisungen</text:p>
      <text:p text:style-name="P1"><text:span text:style-name="T7">Neben der Möglichkeit, die Programme der Werkzeugkiste aus dem Quellcode zu kompilieren, werden unter </text:span><text:a xlink:type="simple" xlink:href="http://www.publishing-systems.org/downloads.php"><text:span text:style-name="T7">publishing-systems.org/downloads.php</text:span></text:a><text:span text:style-name="T7"> vorbereitete Download-Packages angeboten. Da für die Ausführung eine Java-VM benötigt wird, sollte mittels des Befehls </text:span></text:p>
      <text:p text:style-name="P9">java -version</text:p>
      <text:p text:style-name="P8"><text:span text:style-name="T7">ermittelt werden, ob eine oder welche Java-VM auf dem System bereits installiert ist. Unterstützt wird Java 1.6 und höher. Weil die Verwendbarkeit der Werkzeugkiste für die </text:span><text:a xlink:type="simple" xlink:href="https://www.gnu.org/distros/free-distros.html"><text:span text:style-name="T7">100% freien Distributionen des GNU-Betriebssystems</text:span></text:a><text:span text:style-name="T7"> stets gewährleistet werden soll, insbesondere aber </text:span><text:a xlink:type="simple" xlink:href="http://www.gnewsense.org/"><text:span text:style-name="T7">gNewSense</text:span></text:a><text:span text:style-name="T7"> als Referenzsystem gelten kann, wäre, sofern noch nicht vorhanden, die Java Runtime </text:span><text:soft-page-break/><text:span text:style-name="T7">Environment des </text:span><text:a xlink:type="simple" xlink:href="http://openjdk.java.net/"><text:span text:style-name="T7">OpenJDKs</text:span></text:a><text:span text:style-name="T7"> mittels </text:span></text:p>
      <text:p text:style-name="P9">apt-get install openjdk-6-jre</text:p>
      <text:p text:style-name="P10">zu installieren. Nachdem das Download-Package mit der höchsten Versionsnummer heruntergeladen und entpackt wurde, ist das Shell-Script </text:p>
      <text:p text:style-name="P10">$/workflows/run_setup1.sh</text:p>
      <text:p text:style-name="P10">auszuführen, woraufhin anschließend die einzelnen Tools und Workflows direkt oder über das dazugehörige Shell-Script aufgerufen werden können. </text:p>
      <text:p text:style-name="P8"><text:span text:style-name="T7">Sobald PDFs erzeugt werden sollen, ist auch ein installiertes </text:span><text:a xlink:type="simple" xlink:href="https://de.wikipedia.org/wiki/LaTeX"><text:span text:style-name="T7">LaTeX</text:span></text:a><text:span text:style-name="T7">-Satzsystem erforderlich, dessen pdflatex-Programm aufgerufen wird. Mit </text:span></text:p>
      <text:p text:style-name="P10">apt-get install texlive-latex-base </text:p>
      <text:p text:style-name="P10">apt-get install texlive-latex-memoir </text:p>
      <text:p text:style-name="P10">apt-get install texlive-lang-german</text:p>
      <text:p text:style-name="P10">können die benötigten Pakete eingerichtet werden. </text:p>
      <text:p text:style-name="P8"><text:span text:style-name="T7">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span></text:p>
      <text:p text:style-name="chapter_5f_heading">Beschreibung der Tools</text:p>
      <text:p text:style-name="paragraph_5f_first"><text:span text:style-name="keyword"><text:span text:style-name="T8">csv2xml1</text:span></text:span><text:span text:style-name="T8"> unter $/csv2xml/csv2xml1/ ist ein Programm, welches eine </text:span><text:a xlink:type="simple" xlink:href="https://de.wikipedia.org/wiki/CSV_(Dateiformat)"><text:span text:style-name="T8">CSV-Datei</text:span></text:a><text:span text:style-name="T8">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 Auch zu sehen in </text:span><text:a xlink:type="simple" xlink:href="http://vimeo.com/117062886"><text:span text:style-name="T8">Workshop csv2all: Beschreibung Ausgangssituation</text:span></text:a><text:span text:style-name="T8">.</text:span></text:p>
      <text:p text:style-name="P11"><text:span text:style-name="keyword"><text:span text:style-name="T8">csv2xml2</text:span></text:span><text:span text:style-name="T8">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Spalten mit einer XML-Tagnamen-Zuordnung versehen werden.</text:span></text:p>
      <text:p text:style-name="P11"><text:span text:style-name="keyword"><text:span text:style-name="T8">epub2html1</text:span></text:span><text:span text:style-name="T8"> unter $/epub2html/epub2html1/ leistet wenig mehr, als eine EPUB2-Datei zu entpacken. Obwohl eigentlich ein Zip-Programm für die Bewältigung dieser Aufgabe völlig ausreichen würde, hat epub2html1 den Effekt, dass die internen Dateien zur Organisation des </text:span><text:soft-page-break/><text:span text:style-name="T8">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text:span><text:span text:style-name="T8">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1"><text:span text:style-name="keyword"><text:span text:style-name="T8">epub2html1_config_create_new1</text:span></text:span><text:span text:style-name="T8">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1"><text:span text:style-name="keyword"><text:span text:style-name="T8">file_picker1</text:span></text:span><text:span text:style-name="T8"> unter $/gui/file_picker/file_picker1/ dient der Workflow-Unterstützung, indem ein Dateiauswahl-Dialog bereitgestellt wird, dessen anzuzeigende Dateitypen über eine Konfigurationsdatei festgelegt werden können. Ist eine Auswahl erfolgt, wird der absolute Pfad der ausgewählten Datei auf stdout ausgegeben. Abseits der Aufrufe durch andere Tools und Workflows gibt es keinen Verwendungszweck für file_picker1.</text:span></text:p>
      <text:p text:style-name="P13"><text:span text:style-name="keyword"><text:span text:style-name="T11">html2epub1</text:span></text:span><text:span text:style-name="T11">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pan text:style-name="T11">angegeben sowie eine Validierung der Eingabedateien deaktiviert oder wieder aktiviert werden, letzteres ist dringend zu empfehlen.</text:span></text:p>
      <text:p text:style-name="P13"><text:span text:style-name="keyword"><text:span text:style-name="T11">html2epub1_config_create_new</text:span></text:span><text:span text:style-name="T11">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aufgerufen werden soll, auch per Parameter mitgeteilt werden.</text:span></text:p>
      <text:p text:style-name="P13"><text:span text:style-name="keyword"><text:span text:style-name="T11">html2epub1_config_file_setup</text:span></text:span><text:span text:style-name="T11"> unter $/html2epub/html2epub1/gui/html2epub1_config_file_setup/ stellt einen Dialog bereit, mithilfe welchem eine per Parameter oder per Dateiauswahldialog angegebene html2epub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4"><text:span text:style-name="keyword"><text:span text:style-name="T12">html2epub1_config_metadata_editor</text:span></text:span><text:span text:style-name="T12"> unter </text:span><text:soft-page-break/><text:span text:style-name="T12">$/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text:span><text:span text:style-name="T12">alle Icons grün sind, kann mit „Save“ gespeichert werden. Ein Verlassen mit „Exit“ speichert die Änderungen nicht!</text:span></text:p>
      <text:p text:style-name="P15"><text:span text:style-name="keyword"><text:span text:style-name="T13">html2epub1_config_merge1</text:span></text:span><text:span text:style-name="T13">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6"><text:span text:style-name="keyword"><text:span text:style-name="T14">html_prepare4latex1</text:span></text:span><text:span text:style-name="T14"> unter $/html2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html2latex/html_prepare4latex1/entities/ die Datei config_xhtml1-strict.xml nach config.xml kopiert werden muss, damit der Aufruf erfolgreich sein kann.</text:span></text:p>
      <text:p text:style-name="P17"><text:span text:style-name="keyword"><text:span text:style-name="T15">html2wordpress1</text:span></text:span><text:span text:style-name="T15"> unter $/html2wordpress/html2wordpress1/ übermittelt eine XHTML-Datei an eine WordPress-Installation. Eine Internet-Verbindung ist erforderlich, ebenso muss seitens der </text:span><text:span text:style-name="T15">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5">„Secure XML-RPC“-Plugin</text:span></text:a><text:span text:style-name="T15">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angelegt) festgelegt werden. Es findet eine Validierung der Eingabe-XHTML-Datei statt. </text:span><text:soft-page-break/><text:span text:style-name="T15">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7"><text:span text:style-name="keyword"><text:span text:style-name="T15">html2wordpress1_jobfile_create_new1</text:span></text:span><text:span text:style-name="T15">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1"><text:span text:style-name="keyword"><text:span text:style-name="T8">html_attributeanalyzer1</text:span></text:span><text:span text:style-name="T8">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2"><text:span text:style-name="keyword"><text:span text:style-name="T9">html_attributereplace1</text:span></text:span><text:span text:style-name="T9"> unter $/html_attributereplace/html_attributereplace1/ ersetzt Werte von Attributen in einer XHTML-Datei aufgrund einer Mapping-Konfigurationsdatei, wo die zu ersetzenden Attributwerte über den Element- und Attributnamen spezifiziert werden. Das Programm </text:span><text:span text:style-name="T9">wird bisher in keinem Workflow eingesetzt. </text:span></text:p>
      <text:p text:style-name="P12"><text:span text:style-name="keyword"><text:span text:style-name="T9">html_concatenate1</text:span></text:span><text:span text:style-name="T9">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pan text:style-name="T9">HTML-Kopfdatendatei angegeben wird, werden die Kopfdaten der ersten angegebenen XHTML-Datei herangezogen. </text:span></text:p>
      <text:p text:style-name="P12"><text:span text:style-name="keyword"><text:span text:style-name="T9">html_flat2hierarchical1</text:span></text:span><text:span text:style-name="T9">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text:span><text:span text:style-name="T10">Auflösung der XHTML-DTDs</text:span><text:span text:style-name="T9"> noch nicht, sodass im Unterverzeichnis $/html_flat2hierarchical/html_flat2hierarchical1/entities/ die Datei config_xhtml1-strict.xml nach config.xml kopiert werden muss, damit der Aufruf für XHTML 1.0 </text:span><text:soft-page-break/><text:span text:style-name="T9">Strict erfolgreich </text:span><text:span text:style-name="T10">sein kann</text:span><text:span text:style-name="T9">. </text:span></text:p>
      <text:p text:style-name="P12"><text:span text:style-name="keyword"><text:span text:style-name="T9">html_split1</text:span></text:span><text:span text:style-name="T9"> unter $/html_split/html_split1/ teilt eine XHTML-Eingabedatei in mehrere Ausgabedateien auf, wobei die Aufteilungskriterien in einer Konfigurationsdatei spezifiziert </text:span><text:span text:style-name="T9">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g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18"><text:span text:style-name="keyword"><text:span text:style-name="T16">odt2html1</text:span></text:span><text:span text:style-name="T16">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 </text:span></text:p>
      <text:p text:style-name="P18"><text:span text:style-name="keyword"><text:span text:style-name="T16">txtreplace1</text:span></text:span><text:span text:style-name="T16"> unter $/txtreplace/txtreplace1/ nimmt eine einfache Textersetzung vor, wo die zu ersetzenden und ersetzenden Zeichen über eine Konfigurationsdatei festgelegt werden. Da die Konfigurationsdatei in XML verfasst ist, können XML-Tags in XML-Dateien damit nicht ersetzt </text:span><text:span text:style-name="T16">werden, weil die Hinterlegung derselben mit dem Aufbau der Konfigurationsdatei konfligieren 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p>
      <text:p text:style-name="P18"><text:span text:style-name="keyword"><text:span text:style-name="T16">unzip1</text:span></text:span><text:span text:style-name="T16"> unter $/unzip/unzip1/ ist ein primitiver Wrapper, um mithilfe der Java-Standardlibrary ein Zip-Archiv entpacken zu können, ohne ein externes Programm dafür aufrufen zu müssen. </text:span></text:p>
      <text:p text:style-name="P18"><text:span text:style-name="keyword"><text:span text:style-name="T16">html2epub1-Workflow</text:span></text:span><text:span text:style-name="T16">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aus $/odt2html/templates/template1/ in die einzelnen Bestandteile zerlegt, welche dann von 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text:span><text:soft-page-break/><text:span text:style-name="T16">$/workflows/temp/epub/ als out.epub zu finden sein wird. Es wird versucht, den Inhalt des Verzeichnisses vorher rekursiv zu löschen. Die Dateien der Zwischenschritte unter $/workflows/temp/ werden nicht aufgeräumt. </text:span></text:p>
      <text:p text:style-name="P18"><text:span text:style-name="keyword"><text:span text:style-name="T16">html2pdf1-Workflow</text:span></text:span><text:span text:style-name="T16">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8"><text:span text:style-name="keyword"><text:span text:style-name="T16">odt2all1-Workflow</text:span></text:span><text:span text:style-name="T16">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8"><text:span text:style-name="keyword"><text:span text:style-name="T16">odt2all2-Workflow</text:span></text:span><text:span text:style-name="T16"> unter $/workflows/ ergänzt odt2all1-Workflow um grafische Dialoge zur Bedienung des Workflows, wo zuerst die odt2all1-Konfigurationsdatei ausgewählt oder neu angelegt wird, um dann mit odt2all1_config_edit2 aus $/workflows/gui/odt2all1_config_edit2/ die </text:span><text:span text:style-name="T16">Eingabe-ODT-Dateien zu hinterlegen oder zu verändern. Daraufhin muss eine html2epub1-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8"><text:span text:style-name="keyword"><text:span text:style-name="T16">odt2epub1-Workflow</text:span></text:span><text:span text:style-name="T16">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8"><text:span text:style-name="keyword"><text:span text:style-name="T16">odt2epub2-Workflow</text:span></text:span><text:span text:style-name="T16"> unter $/workflows/ unterscheidet sich von odt2epub1-Workflow nur dahingehend, dass statt der Eingabe der Metadaten des EPUBs per Dialog auf der Kommandozeile eine entsprechende html2epub1-Konfigurationsdatei und auch ein Pfad für das EPUB-Ergebnis mitgegeben werden kann. </text:span></text:p>
      <text:p text:style-name="P18"><text:span text:style-name="keyword"><text:span text:style-name="T16">odt2epub3-Workflow</text:span></text:span><text:span text:style-name="T16">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text:span><text:soft-page-break/><text:span text:style-name="T16">dann mit html_concatenate1 zusammengefügt werden, html2epub1-Workflow packt dann zu EPUB2 zusammen. </text:span></text:p>
      <text:p text:style-name="P18"><text:span text:style-name="keyword"><text:span text:style-name="T16">odt2html1-Workflow</text:span></text:span><text:span text:style-name="T16"> unter $/workflows/ erzeugt aus einer ODT-Datei, die auf </text:span><text:span text:style-name="T16">$/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8"><text:span text:style-name="keyword"><text:span text:style-name="T16">odt2html2-Workflow</text:span></text:span><text:span text:style-name="T16">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18"><text:span text:style-name="keyword"><text:span text:style-name="T16">odt2pdf1-Workflow</text:span></text:span><text:span text:style-name="T16"> unter $/workflows/ erzeugt aus einer ODT-Datei, die per Kommandozeilenargument oder per Dialog mitgeteilt werden kann, ein PDF, indem zuerst mit xsltransformator1 und /odt2html/templates/template1/prepare4html2latex1_layout1.xsl transformiert wird, um html2pdf1-Workflow aufrufen zu können. </text:span></text:p>
      <text:p text:style-name="P19"><text:s/></text:p>
      <text:p text:style-name="P18"><text:span text:style-name="keyword"><text:span text:style-name="T16">odt2pdf2-Workflow</text:span></text:span><text:span text:style-name="T16">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 </text:span></text:p>
      <text:p text:style-name="P18"><text:span text:style-name="keyword"><text:span text:style-name="T16">setup1-Workflow</text:span></text:span><text:span text:style-name="T16"> unter $/workflows richtet die Tool-Sammlung für die Verwendung ein, indem die Dateien aus $/w3c/ in die Verzeichnisse der Tools kopiert werden, damit diese jeweils eigenständig darauf zugreifen können. </text:span></text:p>
      <text:p text:style-name="P18"><text:span text:style-name="keyword"><text:span text:style-name="T16">epub2wordpress1-Workflow</text:span></text:span><text:span text:style-name="T16"> unter $/workflows/epub2wordpress/epub2wordpress1/ entpackt ein EPUB2 mittels epub2html1 aus $/html2epub/html2epub1/, wendet das Stylesheet $/workflows/epub2wordpress/epub2wordpress1/html2wordpress1.xsl mittels xsltransformator1 aus $/xsltransformator/xsltransformator1/ darauf an und übermittelt das Ergebnis an eine WordPress-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 </text:span></text:p>
      <text:p text:style-name="P18"><text:span text:style-name="keyword"><text:span text:style-name="T16">odt2all1_config_edit1</text:span></text:span><text:span text:style-name="T16"> unter $/workflows/gui/odt2all1_config_edit1/ dient der Workflow-</text:span><text:soft-page-break/><text:span text:style-name="T16">Unterstützung und erlaubt das Auswählen oder Neuanlegen einer odt2all1-Workflow-Konfigurationsdatei, wobei sowohl die Eingabe-ODT-Dateien als auch die html2epub1-Konfigurationsdatei hinterlegt werden können. </text:span></text:p>
      <text:p text:style-name="P18"><text:span text:style-name="keyword"><text:span text:style-name="T16">odt2all1_config_edit2</text:span></text:span><text:span text:style-name="T16"> unter $/workflows/gui/odt2all1_config_edit2/ unterscheidet sich von odt2all1_config_edit1 nur dahingehend, dass die html2epub1-Konfigurationsdatei nicht hinterlegt werden kann (weil z.B. ein Workflow sich darum kümmert). </text:span></text:p>
      <text:p text:style-name="P18"><text:span text:style-name="keyword"><text:span text:style-name="T16">xsltransformator1</text:span></text:span><text:span text:style-name="T16">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 </text:span></text:p>
      <text:p text:style-name="P18"><text:span text:style-name="keyword"><text:span text:style-name="T16">multitransform1</text:span></text:span><text:span text:style-name="T16">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chapter_5f_heading">Den Quellcode kompilieren</text:p>
      <text:p text:style-name="paragraph_5f_first"><text:span text:style-name="T17">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ausführbare Dateien (Java Bytecode) ohne Quelltext überlassen wurden oder auf einem Server ausgeführt werden, der über ein Netzwerk zugänglich ist, muss entweder kenntlich gemacht sein, </text:span><text:span text:style-name="T17">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7">https://github.com/publishing-systems/automated_digital_publishing</text:span></text:a><text:span text:style-name="T17"> oder die Download-Packages unter </text:span><text:a xlink:type="simple" xlink:href="http://www.publishing-systems.org/downloads.php"><text:span text:style-name="T17">http://www.publishing-systems.org/downloads.php</text:span></text:a><text:span text:style-name="T17"> handelt, ist sichergestellt, dass der Quellcode mit Java 1.6 und höher sowie mit </text:span><text:a xlink:type="simple" xlink:href="http://openjdk.java.net/"><text:span text:style-name="T17">OpenJDK</text:span></text:a><text:span text:style-name="T17"> kompatibel ist. Die Kompilierbarkeit soll für die </text:span><text:a xlink:type="simple" xlink:href="https://www.gnu.org/distros/free-distros.html"><text:span text:style-name="T17">100% freien Distributionen des GNU-Betriebssystems</text:span></text:a><text:span text:style-name="T17"> gewährleistet werden, wobei insbesondere </text:span><text:a xlink:type="simple" xlink:href="http://www.gnewsense.org/"><text:span text:style-name="T17">gNewSense</text:span></text:a><text:span text:style-name="T17"> als Referenzsystem gelten kann. Auf debianbasierten Distributionen kann mit </text:span></text:p>
      <text:p text:style-name="P20">apt-get install openjdk-6-jdk </text:p>
      <text:p text:style-name="P20">ein JDK installiert werden. Weil GNU make üblicherweise vorinstalliert ist, genügt der Befehl </text:p>
      <text:p text:style-name="P20">make </text:p>
      <text:p text:style-name="P20">im Wurzelverzeichnis $/. </text:p>
      <text:p text:style-name="P20">Da das offizielle öffentliche Repository auf GitHub gehostet wird, ist kollaboratives Arbeiten an der Software besonders einfach. Mit einem GitHub-Account kann zunächst ein „Fork“, eine eigene <text:soft-page-break/>Kopie des Repositorys angelegt werden. Sofern git mittels </text:p>
      <text:p text:style-name="P20">apt-get install git </text:p>
      <text:p text:style-name="P20">installiert wurde, kann mit dem Befehl </text:p>
      <text:p text:style-name="P20">git clone &lt;HTTPS clone URL des Repositorys auf github.com&gt; </text:p>
      <text:p text:style-name="P20">eine lokale Kopie heruntergeladen werden, in welcher die Entwicklung stattfindet. Ist die Programmierung abgeschlossen, können die Änderungen mit dem Dreisatz </text:p>
      <text:p text:style-name="P20">git add * </text:p>
      <text:p text:style-name="P20">git commit -m "Beschreibung der Änderungen" </text:p>
      <text:p text:style-name="P20">git push origin &lt;Branch, erst mal master&gt; </text:p>
      <text:p text:style-name="P20">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3H57M39S</meta:editing-duration>
    <meta:editing-cycles>95</meta:editing-cycles>
    <meta:initial-creator>Stephan Kreutzer</meta:initial-creator>
    <dc:date>2015-01-31T19:18:54</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2" meta:paragraph-count="81" meta:word-count="4829" meta:character-count="41649"/>
  </office:meta>
</office:document-meta>
</file>